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1.863cm" style:rel-column-width="1056*"/>
    </style:style>
    <style:style style:name="Table1.C" style:family="table-column">
      <style:table-column-properties style:column-width="9.472cm" style:rel-column-width="53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a12" officeooo:paragraph-rsid="00111a12"/>
    </style:style>
    <style:style style:name="P2" style:family="paragraph" style:parent-style-name="Standard">
      <style:text-properties officeooo:rsid="0013c406" officeooo:paragraph-rsid="0013c406"/>
    </style:style>
    <style:style style:name="P3" style:family="paragraph" style:parent-style-name="Table_20_Contents">
      <style:text-properties officeooo:rsid="00111a12" officeooo:paragraph-rsid="00111a12"/>
    </style:style>
    <style:style style:name="P4" style:family="paragraph" style:parent-style-name="Table_20_Contents">
      <style:text-properties officeooo:rsid="00120dc0" officeooo:paragraph-rsid="00120dc0"/>
    </style:style>
    <style:style style:name="P5" style:family="paragraph" style:parent-style-name="Table_20_Contents">
      <style:text-properties officeooo:rsid="00125a5c" officeooo:paragraph-rsid="00125a5c"/>
    </style:style>
    <style:style style:name="T1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s y Funciones Matlab para Analisis de Imagenes Satelitales</text:p>
      <text:p text:style-name="P1"><text:span text:style-name="T1"/></text:p>
      <text:p text:style-name="P1"><text:span text:style-name="T1">Objetivo:</text:span></text:p>
      <text:p text:style-name="P1"><text:span text:style-name="T1">Analizar un conjunto de N grupos de imagenes LANDSAT que contienen varias GEOTIFF, una por capa según longitud de onda; obteniendo indices de vegetacion.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ombre</text:p>
          </table:table-cell>
          <table:table-cell table:style-name="Table1.A1" office:value-type="string">
            <text:p text:style-name="P3">Tipo</text:p>
          </table:table-cell>
          <table:table-cell table:style-name="Table1.C1" office:value-type="string">
            <text:p text:style-name="P3">Descripccion</text:p>
          </table:table-cell>
        </table:table-row>
        <table:table-row>
          <table:table-cell table:style-name="Table1.A2" office:value-type="string">
            <text:p text:style-name="P3">Reflactancia.m</text:p>
          </table:table-cell>
          <table:table-cell table:style-name="Table1.A2" office:value-type="string">
            <text:p text:style-name="P3">Funcion</text:p>
          </table:table-cell>
          <table:table-cell table:style-name="Table1.C2" office:value-type="string">
            <text:p text:style-name="P3">Obtiene la reflactancia de una GEOTIFF</text:p>
          </table:table-cell>
        </table:table-row>
        <table:table-row>
          <table:table-cell table:style-name="Table1.A2" office:value-type="string">
            <text:p text:style-name="P3">indices_vegetacion</text:p>
          </table:table-cell>
          <table:table-cell table:style-name="Table1.A2" office:value-type="string">
            <text:p text:style-name="P3">Funcion</text:p>
          </table:table-cell>
          <table:table-cell table:style-name="Table1.C2" office:value-type="string">
            <text:p text:style-name="P3">Permite calcular los indices de vegetacion requeridos para algun set LANDSAT en particular.</text:p>
          </table:table-cell>
        </table:table-row>
        <table:table-row>
          <table:table-cell table:style-name="Table1.A2" office:value-type="string">
            <text:p text:style-name="P3">corte_imagen</text:p>
          </table:table-cell>
          <table:table-cell table:style-name="Table1.A2" office:value-type="string">
            <text:p text:style-name="P3">Funcion</text:p>
          </table:table-cell>
          <table:table-cell table:style-name="Table1.C2" office:value-type="string">
            <text:p text:style-name="P3">Permite cortar recuadro dentro de imagen GEOTIFF, entregando nueva imagen GEOTIFF</text:p>
          </table:table-cell>
        </table:table-row>
        <table:table-row>
          <table:table-cell table:style-name="Table1.A2" office:value-type="string">
            <text:p text:style-name="P3">corte_imagen_multi</text:p>
          </table:table-cell>
          <table:table-cell table:style-name="Table1.A2" office:value-type="string">
            <text:p text:style-name="P3">Funcion</text:p>
          </table:table-cell>
          <table:table-cell table:style-name="Table1.C2" office:value-type="string">
            <text:p text:style-name="P3">Permite cortar todos los recuadros encesarios dentro de imagen GEOTIFF, entregando una estructura de imagenes GEOTIFF</text:p>
          </table:table-cell>
        </table:table-row>
        <table:table-row>
          <table:table-cell table:style-name="Table1.A2" office:value-type="string">
            <text:p text:style-name="P3">fector2shape</text:p>
          </table:table-cell>
          <table:table-cell table:style-name="Table1.A2" office:value-type="string">
            <text:p text:style-name="P3">funcion</text:p>
          </table:table-cell>
          <table:table-cell table:style-name="Table1.C2" office:value-type="string">
            <text:p text:style-name="P3">Permite pasar un arreglo o matriz georeferenciada a formato shape para ARCGIS</text:p>
          </table:table-cell>
        </table:table-row>
        <table:table-row>
          <table:table-cell table:style-name="Table1.A2" office:value-type="string">
            <text:p text:style-name="P4">map_vector2ascii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Permite pasar vector o matriz a una archivo georreferenciado ASCII</text:p>
          </table:table-cell>
        </table:table-row>
        <table:table-row>
          <table:table-cell table:style-name="Table1.A2" office:value-type="string">
            <text:p text:style-name="P4">listar_directorio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Permite listar un directorio en profundidad</text:p>
          </table:table-cell>
        </table:table-row>
        <table:table-row>
          <table:table-cell table:style-name="Table1.A2" office:value-type="string">
            <text:p text:style-name="P4">inversa_indice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Permite obtener el indice a partir de una GEOTIFF, minimo y maximo original</text:p>
          </table:table-cell>
        </table:table-row>
        <table:table-row>
          <table:table-cell table:style-name="Table1.A2" office:value-type="string">
            <text:p text:style-name="P4">guardar_img_tif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Guarda imagen como tiff</text:p>
          </table:table-cell>
        </table:table-row>
        <table:table-row>
          <table:table-cell table:style-name="Table1.A2" office:value-type="string">
            <text:p text:style-name="P4">grilla_ndvi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Permite definir una grilla de comparacion, (en pausa)</text:p>
          </table:table-cell>
        </table:table-row>
        <table:table-row>
          <table:table-cell table:style-name="Table1.A2" office:value-type="string">
            <text:p text:style-name="P4">Geotiff2shape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Permite pasar una geotiff a shape de ArcGis</text:p>
          </table:table-cell>
        </table:table-row>
        <table:table-row>
          <table:table-cell table:style-name="Table1.A2" office:value-type="string">
            <text:p text:style-name="P4">filtro_temporada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Entrega la temporada en que se realizo la toma</text:p>
          </table:table-cell>
        </table:table-row>
        <table:table-row>
          <table:table-cell table:style-name="Table1.A2" office:value-type="string">
            <text:p text:style-name="P4">contar_txt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Cuenta archivos txt en directorio</text:p>
          </table:table-cell>
        </table:table-row>
        <table:table-row>
          <table:table-cell table:style-name="Table1.A2" office:value-type="string">
            <text:p text:style-name="P4">buscarindice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Busca nombre en lista </text:p>
          </table:table-cell>
        </table:table-row>
        <table:table-row>
          <table:table-cell table:style-name="Table1.A2" office:value-type="string">
            <text:p text:style-name="P4">buscar_valor_archivo</text:p>
          </table:table-cell>
          <table:table-cell table:style-name="Table1.A2" office:value-type="string">
            <text:p text:style-name="P4">Funcion</text:p>
          </table:table-cell>
          <table:table-cell table:style-name="Table1.C2" office:value-type="string">
            <text:p text:style-name="P4">funcion para encontrar en archivo MTL de landsat un valor especifico</text:p>
          </table:table-cell>
        </table:table-row>
        <table:table-row>
          <table:table-cell table:style-name="Table1.A2" office:value-type="string">
            <text:p text:style-name="P4">Analisis Directorio</text:p>
          </table:table-cell>
          <table:table-cell table:style-name="Table1.A2" office:value-type="string">
            <text:p text:style-name="P5">script</text:p>
          </table:table-cell>
          <table:table-cell table:style-name="Table1.C2" office:value-type="string">
            <text:p text:style-name="P4">Lee el directorio de imagenes LANDSAT y genera un registro de las MTL</text:p>
          </table:table-cell>
        </table:table-row>
        <table:table-row>
          <table:table-cell table:style-name="Table1.A2" office:value-type="string">
            <text:p text:style-name="P5">Desmembrar</text:p>
          </table:table-cell>
          <table:table-cell table:style-name="Table1.A2" office:value-type="string">
            <text:p text:style-name="P5">Funcion</text:p>
          </table:table-cell>
          <table:table-cell table:style-name="Table1.C2" office:value-type="string">
            <text:p text:style-name="P5">Permite separar un string según un carácter, se usa para obtener las rutas de las imagenes.</text:p>
          </table:table-cell>
        </table:table-row>
        <table:table-row>
          <table:table-cell table:style-name="Table1.A2" office:value-type="string">
            <text:p text:style-name="P5">buscar_tar</text:p>
          </table:table-cell>
          <table:table-cell table:style-name="Table1.A2" office:value-type="string">
            <text:p text:style-name="P5">Script</text:p>
          </table:table-cell>
          <table:table-cell table:style-name="Table1.C2" office:value-type="string">
            <text:p text:style-name="P5">Permite descomprimir todo el conjunto de imagenes tar.gz que tiene un proyecto</text:p>
          </table:table-cell>
        </table:table-row>
        <table:table-row>
          <table:table-cell table:style-name="Table1.A2" office:value-type="string">
            <text:p text:style-name="P5">text_indices_ANG006</text:p>
          </table:table-cell>
          <table:table-cell table:style-name="Table1.A2" office:value-type="string">
            <text:p text:style-name="P5">Script</text:p>
          </table:table-cell>
          <table:table-cell table:style-name="Table1.C2" office:value-type="string">
            <text:p text:style-name="P5">Permite leer las imagenes GEOTIFF, recortarlas a la zona de interes y generar un registro GEOTIFF de imagenes indices con archivos min-max correspondientes. (Caso ANG006)</text:p>
          </table:table-cell>
        </table:table-row>
        <table:table-row>
          <table:table-cell table:style-name="Table1.A2" office:value-type="string">
            <text:p text:style-name="P5">analisis_estadisticoX</text:p>
          </table:table-cell>
          <table:table-cell table:style-name="Table1.A2" office:value-type="string">
            <text:p text:style-name="P5">Script(s)</text:p>
          </table:table-cell>
          <table:table-cell table:style-name="Table1.C2" office:value-type="string">
            <text:p text:style-name="P5">Permite tomar las imagenes generadas de indices y procesarlas para obtener datos, graficar, etc.</text:p>
            <text:p text:style-name="P5">Se ejecutan de forma secuencial</text:p>
            <text:p text:style-name="P5">1:lectura de archivos</text:p>
            <text:p text:style-name="P5"><text:soft-page-break/>2:calculo de valores</text:p>
            <text:p text:style-name="P5">2 y medio: traduccion e inversa a indices</text:p>
            <text:p text:style-name="P5">3: graficos</text:p>
            <text:p text:style-name="P5">4:graficos</text:p>
            <text:p text:style-name="P5">5:graficos</text:p>
          </table:table-cell>
        </table:table-row>
      </table:table>
      <text:p text:style-name="P1"><text:span text:style-name="T1"><text:s/></text:span></text:p>
      <text:p text:style-name="P1"><text:span text:style-name="T1"/></text:p>
      <text:p text:style-name="P2"><text:span text:style-name="T1">Orden de Ejecucion:</text:span></text:p>
      <text:p text:style-name="P2"><text:span text:style-name="T1">1.-buscar_tar:</text:span></text:p>
      <text:p text:style-name="P2"><text:span text:style-name="T1">Cambiar BaseDir a lo que corresponda.</text:span></text:p>
      <text:p text:style-name="P2"><text:span text:style-name="T1">2.- AnalisisDirectorio:</text:span></text:p>
      <text:p text:style-name="P2"><text:span text:style-name="T1">Cambiar las rutas BaseDir y ProjectDir a lo que corresponda.</text:span></text:p>
      <text:p text:style-name="P2"><text:span text:style-name="T1">3.-test_indices_ANG006</text:span></text:p>
      <text:p text:style-name="P2"><text:span text:style-name="T1">Modificar BaseDir y LogTXT, File y Ruta</text:span></text:p>
      <text:p text:style-name="P2"><text:span text:style-name="T1">4.-analisis_estadistico: en la secuencia mencion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12:06.016853514</meta:creation-date>
    <dc:date>2014-08-05T10:06:51.735659227</dc:date>
    <meta:editing-duration>PT38M42S</meta:editing-duration>
    <meta:editing-cycles>4</meta:editing-cycles>
    <meta:generator>LibreOffice/4.1.6.2$Linux_X86_64 LibreOffice_project/410m0$Build-2</meta:generator>
    <meta:document-statistic meta:table-count="1" meta:image-count="0" meta:object-count="0" meta:page-count="2" meta:paragraph-count="82" meta:word-count="352" meta:character-count="2474" meta:non-whitespace-character-count="2201"/>
  </office:meta>
</office:document-meta>
</file>